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65f8d" officeooo:paragraph-rsid="00165f8d"/>
    </style:style>
    <style:style style:name="P2" style:family="paragraph" style:parent-style-name="Standard">
      <style:paragraph-properties fo:text-align="center" style:justify-single-word="false"/>
      <style:text-properties officeooo:rsid="00165f8d" officeooo:paragraph-rsid="00165f8d"/>
    </style:style>
    <style:style style:name="P3" style:family="paragraph" style:parent-style-name="Standard">
      <loext:graphic-properties draw:fill="none"/>
      <style:paragraph-properties fo:margin-left="10.901cm" fo:margin-right="0cm" fo:text-align="start" style:justify-single-word="false" fo:text-indent="0cm" style:auto-text-indent="false" fo:background-color="transparent"/>
      <style:text-properties officeooo:rsid="00165f8d" officeooo:paragraph-rsid="00165f8d"/>
    </style:style>
    <style:style style:name="P4" style:family="paragraph" style:parent-style-name="Standard" style:master-page-name="">
      <loext:graphic-properties draw:fill="none"/>
      <style:paragraph-properties fo:margin-left="10.901cm" fo:margin-right="0cm" fo:text-align="start" style:justify-single-word="false" fo:text-indent="0cm" style:auto-text-indent="false" style:page-number="auto" fo:background-color="transparent"/>
      <style:text-properties officeooo:rsid="00165f8d" officeooo:paragraph-rsid="00165f8d"/>
    </style:style>
    <style:style style:name="P5" style:family="paragraph" style:parent-style-name="Standard" style:master-page-name="">
      <loext:graphic-properties draw:fill="none"/>
      <style:paragraph-properties fo:margin-left="10.201cm" fo:margin-right="0cm" fo:text-align="start" style:justify-single-word="false" fo:text-indent="0cm" style:auto-text-indent="false" style:page-number="auto" fo:background-color="transparent"/>
      <style:text-properties officeooo:rsid="00165f8d" officeooo:paragraph-rsid="00165f8d"/>
    </style:style>
    <style:style style:name="P6" style:family="paragraph" style:parent-style-name="Standard">
      <loext:graphic-properties draw:fill="none"/>
      <style:paragraph-properties fo:margin-left="10.201cm" fo:margin-right="0cm" fo:text-align="start" style:justify-single-word="false" fo:text-indent="0cm" style:auto-text-indent="false" fo:background-color="transparent"/>
      <style:text-properties officeooo:rsid="00165f8d" officeooo:paragraph-rsid="00165f8d"/>
    </style:style>
    <style:style style:name="P7" style:family="paragraph" style:parent-style-name="Standard">
      <loext:graphic-properties draw:fill="none"/>
      <style:paragraph-properties fo:margin-left="9.5cm" fo:margin-right="0cm" fo:text-align="end" style:justify-single-word="false" fo:text-indent="0cm" style:auto-text-indent="false" fo:background-color="transparent"/>
      <style:text-properties officeooo:rsid="00165f8d" officeooo:paragraph-rsid="00165f8d"/>
    </style:style>
    <style:style style:name="P8" style:family="paragraph" style:parent-style-name="Standard" style:master-page-name="">
      <loext:graphic-properties draw:fill="none"/>
      <style:paragraph-properties fo:margin-left="9.5cm" fo:margin-right="0cm" fo:text-align="end" style:justify-single-word="false" fo:text-indent="0cm" style:auto-text-indent="false" style:page-number="auto" fo:background-color="transparent"/>
      <style:text-properties officeooo:rsid="00165f8d" officeooo:paragraph-rsid="00165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Załącznik Nr 5 do regulaminu praktyk</text:p>
      <text:p text:style-name="P6">zawodowych studentów</text:p>
      <text:p text:style-name="P6">Wyższej Szkoły Policji w Szczytnie</text:p>
      <text:p text:style-name="P1">..................................................</text:p>
      <text:p text:style-name="P1">Imię i Nazwisko</text:p>
      <text:p text:style-name="P1">...........................................</text:p>
      <text:p text:style-name="P1">Kierunek /rok studiów</text:p>
      <text:p text:style-name="P1">...........................................</text:p>
      <text:p text:style-name="P1">Forma studiów</text:p>
      <text:p text:style-name="P1">...........................................</text:p>
      <text:p text:style-name="P1">Telefon kontaktowy</text:p>
      <text:p text:style-name="P4">Dziekan Wydziału Administracji</text:p>
      <text:p text:style-name="P3">Wyższej Szkoły Policji w Szczytnie</text:p>
      <text:p text:style-name="P2"/>
      <text:p text:style-name="P2">W N I O S E K</text:p>
      <text:p text:style-name="P2"/>
      <text:p text:style-name="P2"/>
      <text:p text:style-name="P1">Proszę o zaliczenie całości/części * praktyki zawodowej z uwagi na charakter pracy</text:p>
      <text:p text:style-name="P1">zawodowej realizowanej w..................................................................................................</text:p>
      <text:p text:style-name="P1">..................................................................................................................</text:p>
      <text:p text:style-name="P1">• Charakterystyka jednostki przyjmującej: (pełna nazwa jednostki organizacyjnej, zakres</text:p>
      <text:p text:style-name="P1">działania)</text:p>
      <text:p text:style-name="P1">.........................................................................................................................................</text:p>
      <text:p text:style-name="P1">.........................................................................................................................................</text:p>
      <text:p text:style-name="P1">.........................................................................................................................................</text:p>
      <text:p text:style-name="P1">• Charakterystyka stanowiska /stanowisk/ na którym/ych/ odbywała się praca</text:p>
      <text:p text:style-name="P1">zawodowa: (schemat struktury organizacyjnej z oznaczeniem stanowiska lub stanowisk, oraz opis</text:p>
      <text:p text:style-name="P1">zadań wykonywanych na w/w stanowisku)</text:p>
      <text:p text:style-name="P1">.........................................................................................................................................</text:p>
      <text:p text:style-name="P1">.........................................................................................................................................</text:p>
      <text:p text:style-name="P1">...................................................................................................................................</text:p>
      <text:p text:style-name="P1">• Charakter wykonywanych zadań i prac: (prace merytoryczne, organizacyjne, pomocnicze)</text:p>
      <text:p text:style-name="P1">.........................................................................................................................................</text:p>
      <text:p text:style-name="P1">.....................................................................................................................................</text:p>
      <text:p text:style-name="P1">• Prace te wykonywałem/łam w okresie od .................... do ...................</text:p>
      <text:p text:style-name="P1">podpis studenta</text:p>
      <text:p text:style-name="P1">Potwierdzenie opisu pracy zawodowej studenta</text:p>
      <text:p text:style-name="P8">.........................................................</text:p>
      <text:p text:style-name="P7">pieczęć i podpis osoby uprawnionej</text:p>
      <text:p text:style-name="P7">do reprezentowania jednostki przyjmującej</text:p>
      <text:p text:style-name="P1">* niepotrzebne skreśli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9:05:22.485349894</meta:creation-date>
    <dc:date>2019-02-26T19:13:53.553366699</dc:date>
    <meta:editing-duration>PT8M31S</meta:editing-duration>
    <meta:editing-cycles>1</meta:editing-cycles>
    <meta:document-statistic meta:table-count="0" meta:image-count="0" meta:object-count="0" meta:page-count="1" meta:paragraph-count="38" meta:word-count="141" meta:character-count="2501" meta:non-whitespace-character-count="2398"/>
    <meta:generator>LibreOffice/5.2.7.2$Linux_X86_64 LibreOffice_project/20m0$Build-2</meta:generator>
  </office:meta>
</office:document-meta>
</file>